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215079" officeooo:paragraph-rsid="00215079"/>
    </style:style>
    <style:style style:name="P15" style:family="paragraph" style:parent-style-name="Heading_20_1">
      <style:text-properties fo:language="en" fo:country="GB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215079"/>
    </style:style>
    <style:style style:name="P17" style:family="paragraph" style:parent-style-name="Text_20_body">
      <style:paragraph-properties fo:text-align="justify" style:justify-single-word="false">
        <style:tab-stops>
          <style:tab-stop style:position="0.503cm"/>
        </style:tab-stops>
      </style:paragraph-properties>
      <style:text-properties fo:language="el" fo:country="GR" officeooo:rsid="00215079" officeooo:paragraph-rsid="00215079" fo:background-color="transparent"/>
    </style:style>
    <style:style style:name="P18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38789e" fo:background-color="#ffff00" loext:char-shading-value="0"/>
    </style:style>
    <style:style style:name="T8" style:family="text">
      <style:text-properties fo:language="en" fo:country="US" officeooo:rsid="003a229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12f7d6" style:font-size-asian="20pt" style:font-size-complex="20pt"/>
    </style:style>
    <style:style style:name="T11" style:family="text">
      <style:text-properties fo:font-size="20pt" fo:language="en" fo:country="US" officeooo:rsid="0012f7d6" style:font-size-asian="20pt" style:font-size-complex="20pt"/>
    </style:style>
    <style:style style:name="T12" style:family="text">
      <style:text-properties fo:font-size="20pt" fo:language="en" fo:country="US" officeooo:rsid="001c2904" style:font-size-asian="20pt" style:font-size-complex="20pt"/>
    </style:style>
    <style:style style:name="T13" style:family="text">
      <style:text-properties fo:font-size="20pt" fo:language="en" fo:country="US" officeooo:rsid="0021abad" style:font-size-asian="20pt" style:font-size-complex="20pt"/>
    </style:style>
    <style:style style:name="T14" style:family="text">
      <style:text-properties fo:font-size="20pt" fo:language="en" fo:country="US" officeooo:rsid="002d9294" style:font-size-asian="20pt" style:font-size-complex="20pt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Calibri1"/>
    </style:style>
    <style:style style:name="T17" style:family="text">
      <style:text-properties officeooo:rsid="0021abad"/>
    </style:style>
    <style:style style:name="T18" style:family="text">
      <style:text-properties officeooo:rsid="0026d0a8"/>
    </style:style>
    <style:style style:name="T19" style:family="text">
      <style:text-properties officeooo:rsid="002bbb05"/>
    </style:style>
    <style:style style:name="T20" style:family="text">
      <style:text-properties officeooo:rsid="00215079"/>
    </style:style>
    <style:style style:name="T21" style:family="text">
      <style:text-properties officeooo:rsid="002d9294"/>
    </style:style>
    <style:style style:name="T22" style:family="text">
      <style:text-properties officeooo:rsid="002fdb6d"/>
    </style:style>
    <style:style style:name="T23" style:family="text">
      <style:text-properties officeooo:rsid="003239a6"/>
    </style:style>
    <style:style style:name="T24" style:family="text">
      <style:text-properties officeooo:rsid="003366d8"/>
    </style:style>
    <style:style style:name="T25" style:family="text">
      <style:text-properties officeooo:rsid="003395ca"/>
    </style:style>
    <style:style style:name="T26" style:family="text">
      <style:text-properties officeooo:rsid="0034046e" fo:background-color="#ffff00" loext:char-shading-value="0"/>
    </style:style>
    <style:style style:name="T27" style:family="text">
      <style:text-properties officeooo:rsid="0035b5e5" fo:background-color="#ffff00" loext:char-shading-value="0"/>
    </style:style>
    <style:style style:name="T28" style:family="text">
      <style:text-properties officeooo:rsid="0038789e" fo:background-color="#ffff00" loext:char-shading-value="0"/>
    </style:style>
    <style:style style:name="T29" style:family="text">
      <style:text-properties officeooo:rsid="0034046e"/>
    </style:style>
    <style:style style:name="T30" style:family="text">
      <style:text-properties officeooo:rsid="0035b5e5"/>
    </style:style>
    <style:style style:name="T31" style:family="text">
      <style:text-properties officeooo:rsid="0035b5e5"/>
    </style:style>
    <style:style style:name="T32" style:family="text">
      <style:text-properties officeooo:rsid="003a229d"/>
    </style:style>
    <style:style style:name="T33" style:family="text">
      <style:text-properties officeooo:rsid="003b15f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10">Έγχρωμο</text:span><text:span text:style-name="T11"> </text:span><text:span text:style-name="T10">Τριγωνικό</text:span><text:span text:style-name="T13"> </text:span><text:span text:style-name="T11">Matrix</text:span><text:span text:style-name="T12"> </text:span><text:span text:style-name="T11">Barcode (Trigonix</text:span><text:span text:style-name="T14">Code</text:span><text:span text:style-name="T11">) ”</text:span></text:p>
      <text:p text:style-name="P6"/>
      <text:p text:style-name="P6"/>
      <text:p text:style-name="P6"/>
      <text:p text:style-name="P8"><text:span text:style-name="T10">Π</text:span><text:span text:style-name="T9">αππάς Ευάγγελος (ΑΕΜ: 7003)</text:span></text:p>
      <text:p text:style-name="P8"/>
      <text:p text:style-name="P6"><text:span text:style-name="T9">επιβλέπων καθηγητής: </text:span><text:span text:style-name="T15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12" text:outline-level="1"/>
      <text:h text:style-name="P13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Περιεχόμενα</text:p>
          </text:index-title>
          <text:p text:style-name="P9"><text:a xlink:type="simple" xlink:href="#__RefHeading___Toc236_1798533307" text:style-name="Index_20_Link" text:visited-style-name="Index_20_Link">Ευχαριστίες<text:tab/>2</text:a></text:p>
          <text:p text:style-name="P9"><text:a xlink:type="simple" xlink:href="#__RefHeading___Toc238_1798533307" text:style-name="Index_20_Link" text:visited-style-name="Index_20_Link">Ορολογία<text:tab/>4</text:a></text:p>
          <text:p text:style-name="P9"><text:a xlink:type="simple" xlink:href="#__RefHeading___Toc240_1798533307" text:style-name="Index_20_Link" text:visited-style-name="Index_20_Link">Περίληψη<text:tab/>4</text:a></text:p>
          <text:p text:style-name="P9"><text:a xlink:type="simple" xlink:href="#__RefHeading___Toc242_1798533307" text:style-name="Index_20_Link" text:visited-style-name="Index_20_Link">Abstract<text:tab/>4</text:a></text:p>
          <text:p text:style-name="P9"><text:a xlink:type="simple" xlink:href="#__RefHeading___Toc232_1798533307" text:style-name="Index_20_Link" text:visited-style-name="Index_20_Link">1. Εισαγωγή<text:tab/>5</text:a></text:p>
          <text:p text:style-name="P10"><text:a xlink:type="simple" xlink:href="#__RefHeading___Toc234_1798533307" text:style-name="Index_20_Link" text:visited-style-name="Index_20_Link">1.1 Στόχος Διπλωματικής<text:tab/>5</text:a></text:p>
        </text:index-body>
      </text:table-of-content>
      <text:p text:style-name="P4"/>
      <text:h text:style-name="P14" text:outline-level="1"><text:bookmark-start text:name="__RefHeading___Toc238_1798533307"/>Ορολογία<text:bookmark-end text:name="__RefHeading___Toc238_1798533307"/></text:h>
      <text:h text:style-name="Heading_20_1" text:outline-level="1"><text:bookmark-start text:name="__RefHeading___Toc240_1798533307"/>Περίληψη<text:bookmark-end text:name="__RefHeading___Toc240_1798533307"/></text:h>
      <text:h text:style-name="P15" text:outline-level="1"><text:bookmark-start text:name="__RefHeading___Toc242_1798533307"/>Abstrac<text:span text:style-name="T20">t</text:span><text:bookmark-end text:name="__RefHeading___Toc242_1798533307"/></text:h>
      <text:h text:style-name="P13" text:outline-level="1"><text:bookmark-start text:name="__RefHeading___Toc232_1798533307"/>1. <text:span text:style-name="T16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6"><text:tab/>Ο <text:span text:style-name="T17">στόχος της διπλωματικής είναι η ανάπτυξη ενός τριγωνικού και έγχρωμου </text:span><text:span text:style-name="T24">γραμμωτού κώδικα δύο διαστάσεων (</text:span><text:span text:style-name="T1">Matrix Barcode</text:span><text:span text:style-name="T24">)</text:span><text:span text:style-name="T1"> </text:span><text:span text:style-name="T19">για την κωδικοποίηση μιας ακολουθίας χαρακτήρων </text:span><text:span text:style-name="T3">ASCII 7-bit</text:span><text:span text:style-name="T1">.</text:span><text:span text:style-name="T18"> </text:span><text:span text:style-name="T29">Ο κώδικας αυτός, για λόγους ευκολίας, θα αναφέρεται ως</text:span><text:span text:style-name="T5"> Trigonix.</text:span><text:span text:style-name="T1"> </text:span><text:span text:style-name="T18">Η προσομοίωση της κωδικοποίησης</text:span><text:span text:style-name="T1"> </text:span><text:span text:style-name="T3">κ</text:span><text:span text:style-name="T19">αι αποκωδικοποίησης</text:span><text:span text:style-name="T1"> </text:span><text:span text:style-name="T18">θα πραγματοποιηθεί στο περιβάλλον της </text:span><text:span text:style-name="T1">Unity 3D </text:span><text:span text:style-name="T2">Game </text:span><text:span text:style-name="T1">Engine </text:span><text:span text:style-name="T25">για το λειτουργικό σύστημα των </text:span><text:span text:style-name="T4">Windows</text:span><text:span text:style-name="T1">. </text:span><text:span text:style-name="T21">Ο χρήστης θα πληκτρολογεί μια φράση </text:span><text:span text:style-name="T22">στο πεδίο κειμένου </text:span><text:span text:style-name="T23">της διεπαφής </text:span><text:span text:style-name="T21">και, </text:span><text:span text:style-name="T22">αφού η φράση ελεγχθεί για την εγκυρότητά της, θα κωδικοποιείται </text:span><text:span text:style-name="T21">σύμφωνα με τις </text:span><text:span text:style-name="T22">υπάρχουσες </text:span><text:span text:style-name="T21">προδιαγραφές. </text:span><text:span text:style-name="T25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26">Τέλος, θα έχει την επιλογή να εισάγει παραμόρφωση στο </text:span><text:span text:style-name="T6">Trigonix, </text:span><text:span text:style-name="T27">ώστε να εξεταστούν σενάρια αποκωδικοποίησης σε πραγματικές συνθήκες </text:span><text:span text:style-name="T28">όπως π.χ. περιβάλλον με </text:span><text:span text:style-name="T27">χαμηλή φωτεινότητα, εκτυπωμένες μορφές, περιστροφή, κλπ).</text:span></text:p>
      <text:p text:style-name="P17"><text:span text:style-name="T30"><text:tab/></text:span><text:span text:style-name="T32">Ο σκοπός της διπλωματικής είναι η </text:span><text:span text:style-name="T33">εξέταση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04T15:38:36.810000000</dc:date>
    <meta:editing-duration>PT2H8M54S</meta:editing-duration>
    <meta:editing-cycles>36</meta:editing-cycles>
    <meta:generator>LibreOffice/7.5.2.2$Windows_X86_64 LibreOffice_project/53bb9681a964705cf672590721dbc85eb4d0c3a2</meta:generator>
    <meta:document-statistic meta:table-count="0" meta:image-count="0" meta:object-count="0" meta:page-count="5" meta:paragraph-count="24" meta:word-count="190" meta:character-count="1349" meta:non-whitespace-character-count="1180"/>
  </office:meta>
</office:document-meta>
</file>